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995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2.193cm"/>
    </style:style>
    <style:style style:name="Table1.C" style:family="table-column">
      <style:table-column-properties style:column-width="3.203cm"/>
    </style:style>
    <style:style style:name="Table1.D" style:family="table-column">
      <style:table-column-properties style:column-width="2.796cm"/>
    </style:style>
    <style:style style:name="Table1.E" style:family="table-column">
      <style:table-column-properties style:column-width="2.35cm"/>
    </style:style>
    <style:style style:name="Table1.F" style:family="table-column">
      <style:table-column-properties style:column-width="3.35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style:font-weight-asian="normal" style:font-weight-complex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39f51" officeooo:paragraph-rsid="00239f51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58fb7" officeooo:paragraph-rsid="00258fb7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bf25" officeooo:paragraph-rsid="00258fb7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bf25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8e96b" officeooo:paragraph-rsid="0038e96b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3c4b73" officeooo:paragraph-rsid="003c4b73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638cb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38cb" officeooo:paragraph-rsid="004c3efd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64468" officeooo:paragraph-rsid="00464468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84947" officeooo:paragraph-rsid="00484947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15" style:family="paragraph" style:parent-style-name="Standard">
      <style:text-properties officeooo:rsid="001f5a75" officeooo:paragraph-rsid="001f5a75"/>
    </style:style>
    <style:style style:name="P16" style:family="paragraph" style:parent-style-name="Standard">
      <style:text-properties style:font-name="Liberation Serif"/>
    </style:style>
    <style:style style:name="P17" style:family="paragraph" style:parent-style-name="Standard">
      <style:text-properties fo:font-size="14pt" fo:font-weight="bold" officeooo:rsid="001f5a75" officeooo:paragraph-rsid="001f5a75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4b73" officeooo:paragraph-rsid="003c4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3600" officeooo:paragraph-rsid="003e3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1742" officeooo:paragraph-rsid="004017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1aca" officeooo:paragraph-rsid="00421a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bold" officeooo:rsid="00330a83" officeooo:paragraph-rsid="00330a83" style:font-weight-asian="bold" style:font-weight-complex="bold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40775" officeooo:paragraph-rsid="00440775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ad0a9" officeooo:paragraph-rsid="004c3efd" style:font-weight-asian="normal" style:font-weight-complex="normal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28f2f1" officeooo:paragraph-rsid="0028f2f1" style:font-weight-asian="normal" style:font-weight-complex="normal"/>
    </style:style>
    <style:style style:name="P2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1fea37" officeooo:paragraph-rsid="001fea37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3efd" officeooo:paragraph-rsid="004c3efd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cb7cf" officeooo:paragraph-rsid="004cb7cf" style:font-weight-asian="normal" style:font-weight-complex="normal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31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4eaecb" officeooo:paragraph-rsid="004eaecb" style:font-weight-asian="normal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0ac9b" officeooo:paragraph-rsid="0050ac9b" style:font-weight-asian="normal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normal" fo:font-weight="normal" officeooo:rsid="005374e3" officeooo:paragraph-rsid="005374e3" style:font-weight-asian="normal" style:font-weight-complex="normal"/>
    </style:style>
    <style:style style:name="P3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bold" officeooo:rsid="001fea37" officeooo:paragraph-rsid="0028f2f1" style:font-style-asian="italic" style:font-weight-asian="bold" style:font-style-complex="italic" style:font-weight-complex="bold"/>
    </style:style>
    <style:style style:name="P3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-left="0.049cm" fo:padding-right="0cm" fo:padding-top="0cm" fo:padding-bottom="0cm" fo:border-left="0.06pt solid #ffffff" fo:border-right="none" fo:border-top="none" fo:border-bottom="none"/>
      <style:text-properties fo:font-variant="normal" fo:text-transform="none" fo:color="#333333" style:font-name="Liberation Serif" fo:letter-spacing="normal" fo:font-style="italic" fo:font-weight="normal" officeooo:rsid="0028f2f1" officeooo:paragraph-rsid="0028f2f1" style:font-style-asian="italic" style:font-weight-asian="normal" style:font-style-complex="italic" style:font-weight-complex="normal"/>
    </style:style>
    <style:style style:name="T1" style:family="text">
      <style:text-properties officeooo:rsid="0038e96b"/>
    </style:style>
    <style:style style:name="T2" style:family="text">
      <style:text-properties fo:font-weight="normal" officeooo:rsid="0038e96b" style:font-weight-asian="normal" style:font-weight-complex="normal"/>
    </style:style>
    <style:style style:name="T3" style:family="text">
      <style:text-properties officeooo:rsid="003a8b92"/>
    </style:style>
    <style:style style:name="T4" style:family="text">
      <style:text-properties officeooo:rsid="003be7a2"/>
    </style:style>
    <style:style style:name="T5" style:family="text">
      <style:text-properties officeooo:rsid="004c3efd"/>
    </style:style>
    <style:style style:name="T6" style:family="text">
      <style:text-properties officeooo:rsid="0050ac9b"/>
    </style:style>
    <style:style style:name="T7" style:family="text">
      <style:text-properties officeooo:rsid="005374e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isplays</text:p>
      <text:p text:style-name="P15"/>
      <text:list xml:id="list1282781263" text:style-name="L1">
        <text:list-header>
          <text:p text:style-name="P23"><text:span text:style-name="T2">36 pin display requires excessive board space and is not viable</text:span><text:span text:style-name="T1">.</text:span></text:p>
        </text:list-header>
      </text:list>
      <text:p text:style-name="P8">Use two 12 pin devices, each with its own ATtiny861 driver<text:span text:style-name="T4">s each</text:span> containing 16 IO pins.</text:p>
      <text:p text:style-name="P8">Slave device: <text:s/>1 reset pin, 2 for the I2C and 1 spare: drives chars 7 to 4</text:p>
      <text:p text:style-name="P8">Master device: 1 reset pin, 2 for the I2C and 1 for the brightness control: drives <text:span text:style-name="T3">chars 3 to 0</text:span></text:p>
      <text:p text:style-name="P8">Brightness control: <text:s/>Double click to increase it, single click to reduce it.</text:p>
      <text:p text:style-name="P8">Control: </text:p>
      <text:p text:style-name="P8"><text:tab/>Master </text:p>
      <text:p text:style-name="P8"><text:tab/><text:tab/>Communicates with UNO to get number in long or double format.</text:p>
      <text:p text:style-name="P8"><text:tab/><text:tab/>Converts the number into characters</text:p>
      <text:p text:style-name="P8"><text:tab/><text:tab/><text:span text:style-name="T3">Illuminates char 7 and sends char 3 to slave</text:span></text:p>
      <text:p text:style-name="P8"><text:tab/><text:tab/><text:span text:style-name="T3">Moves on to chars 6 and 2 etc.</text:span></text:p>
      <text:p text:style-name="P8"><text:tab/><text:span text:style-name="T3">Slave:</text:span></text:p>
      <text:p text:style-name="P8"><text:tab/><text:tab/><text:span text:style-name="T3">Receives digit plus brightness</text:span></text:p>
      <text:p text:style-name="P8"><text:tab/><text:tab/><text:span text:style-name="T3">Illuminates digits starting with 3 then 2 etc.</text:span></text:p>
      <text:p text:style-name="P8"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3" office:value-type="string">
            <text:p text:style-name="P22">Master I2C MSB DO: Brightness control</text:p>
          </table:table-cell>
          <table:covered-table-cell/>
          <table:covered-table-cell/>
          <table:table-cell table:style-name="Table1.D1" table:number-columns-spanned="3" office:value-type="string">
            <text:p text:style-name="P22">LSB I2C slave DO: unused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9">Dig 1 MSB</text:p>
          </table:table-cell>
          <table:table-cell table:style-name="Table1.A2" office:value-type="string">
            <text:p text:style-name="P19">B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9">Dig 1</text:p>
          </table:table-cell>
          <table:table-cell table:style-name="Table1.A2" office:value-type="string">
            <text:p text:style-name="P19">B5</text:p>
          </table:table-cell>
          <table:table-cell table:style-name="Table1.F2" office:value-type="string">
            <text:p text:style-name="P22">8</text:p>
          </table:table-cell>
        </table:table-row>
        <table:table-row>
          <table:table-cell table:style-name="Table1.A2" office:value-type="string">
            <text:p text:style-name="P19">Dig 2</text:p>
          </table:table-cell>
          <table:table-cell table:style-name="Table1.A2" office:value-type="string">
            <text:p text:style-name="P19">A5</text:p>
          </table:table-cell>
          <table:table-cell table:style-name="Table1.A2" office:value-type="string">
            <text:p text:style-name="P20">13</text:p>
          </table:table-cell>
          <table:table-cell table:style-name="Table1.A2" office:value-type="string">
            <text:p text:style-name="P19">Dig 2</text:p>
          </table:table-cell>
          <table:table-cell table:style-name="Table1.A2" office:value-type="string">
            <text:p text:style-name="P19">B2</text:p>
          </table:table-cell>
          <table:table-cell table:style-name="Table1.F2" office:value-type="string">
            <text:p text:style-name="P22">3</text:p>
          </table:table-cell>
        </table:table-row>
        <table:table-row>
          <table:table-cell table:style-name="Table1.A2" office:value-type="string">
            <text:p text:style-name="P19">Dig 3</text:p>
          </table:table-cell>
          <table:table-cell table:style-name="Table1.A2" office:value-type="string">
            <text:p text:style-name="P19">A6</text:p>
          </table:table-cell>
          <table:table-cell table:style-name="Table1.A2" office:value-type="string">
            <text:p text:style-name="P20">12</text:p>
          </table:table-cell>
          <table:table-cell table:style-name="Table1.A2" office:value-type="string">
            <text:p text:style-name="P19">Dig 3</text:p>
          </table:table-cell>
          <table:table-cell table:style-name="Table1.A2" office:value-type="string">
            <text:p text:style-name="P19">B1</text:p>
          </table:table-cell>
          <table:table-cell table:style-name="Table1.F2" office:value-type="string">
            <text:p text:style-name="P22">2</text:p>
          </table:table-cell>
        </table:table-row>
        <table:table-row>
          <table:table-cell table:style-name="Table1.A2" office:value-type="string">
            <text:p text:style-name="P19">Dig 4</text:p>
          </table:table-cell>
          <table:table-cell table:style-name="Table1.A2" office:value-type="string">
            <text:p text:style-name="P19">B6</text:p>
          </table:table-cell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19">Dig 4 LSB</text:p>
          </table:table-cell>
          <table:table-cell table:style-name="Table1.A2" office:value-type="string">
            <text:p text:style-name="P19">B6</text:p>
          </table:table-cell>
          <table:table-cell table:style-name="Table1.F2" office:value-type="string">
            <text:p text:style-name="P22">9</text:p>
          </table:table-cell>
        </table:table-row>
        <table:table-row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19">A3</text:p>
          </table:table-cell>
          <table:table-cell table:style-name="Table1.A2" office:value-type="string">
            <text:p text:style-name="P20">17</text:p>
          </table:table-cell>
          <table:table-cell table:style-name="Table1.A2" office:value-type="string">
            <text:p text:style-name="P19">a</text:p>
          </table:table-cell>
          <table:table-cell table:style-name="Table1.A2" office:value-type="string">
            <text:p text:style-name="P19">B4</text:p>
          </table:table-cell>
          <table:table-cell table:style-name="Table1.F2" office:value-type="string">
            <text:p text:style-name="P22">7</text:p>
          </table:table-cell>
        </table:table-row>
        <table:table-row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19">A7</text:p>
          </table:table-cell>
          <table:table-cell table:style-name="Table1.A2" office:value-type="string">
            <text:p text:style-name="P20">11</text:p>
          </table:table-cell>
          <table:table-cell table:style-name="Table1.A2" office:value-type="string">
            <text:p text:style-name="P19">b</text:p>
          </table:table-cell>
          <table:table-cell table:style-name="Table1.A2" office:value-type="string">
            <text:p text:style-name="P19">B0</text:p>
          </table:table-cell>
          <table:table-cell table:style-name="Table1.F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19">c</text:p>
          </table:table-cell>
          <table:table-cell table:style-name="Table1.A2" office:value-type="string">
            <text:p text:style-name="P19">B4</text:p>
          </table:table-cell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19">c</text:p>
          </table:table-cell>
          <table:table-cell table:style-name="Table1.A2" office:value-type="string">
            <text:p text:style-name="P19">A6</text:p>
          </table:table-cell>
          <table:table-cell table:style-name="Table1.F2" office:value-type="string">
            <text:p text:style-name="P22">12</text:p>
          </table:table-cell>
        </table:table-row>
        <table:table-row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B2</text:p>
          </table:table-cell>
          <table:table-cell table:style-name="Table1.A2" office:value-type="string">
            <text:p text:style-name="P20">3</text:p>
          </table:table-cell>
          <table:table-cell table:style-name="Table1.A2" office:value-type="string">
            <text:p text:style-name="P19">d</text:p>
          </table:table-cell>
          <table:table-cell table:style-name="Table1.A2" office:value-type="string">
            <text:p text:style-name="P19">A4</text:p>
          </table:table-cell>
          <table:table-cell table:style-name="Table1.F2" office:value-type="string">
            <text:p text:style-name="P22">14</text:p>
          </table:table-cell>
        </table:table-row>
        <table:table-row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B1</text:p>
          </table:table-cell>
          <table:table-cell table:style-name="Table1.A2" office:value-type="string">
            <text:p text:style-name="P20">2</text:p>
          </table:table-cell>
          <table:table-cell table:style-name="Table1.A2" office:value-type="string">
            <text:p text:style-name="P19">e</text:p>
          </table:table-cell>
          <table:table-cell table:style-name="Table1.A2" office:value-type="string">
            <text:p text:style-name="P19">A3</text:p>
          </table:table-cell>
          <table:table-cell table:style-name="Table1.F2" office:value-type="string">
            <text:p text:style-name="P22">17</text:p>
          </table:table-cell>
        </table:table-row>
        <table:table-row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A4</text:p>
          </table:table-cell>
          <table:table-cell table:style-name="Table1.A2" office:value-type="string">
            <text:p text:style-name="P20">14</text:p>
          </table:table-cell>
          <table:table-cell table:style-name="Table1.A2" office:value-type="string">
            <text:p text:style-name="P19">f</text:p>
          </table:table-cell>
          <table:table-cell table:style-name="Table1.A2" office:value-type="string">
            <text:p text:style-name="P19">B3</text:p>
          </table:table-cell>
          <table:table-cell table:style-name="Table1.F2" office:value-type="string">
            <text:p text:style-name="P22">4</text:p>
          </table:table-cell>
        </table:table-row>
        <table:table-row>
          <table:table-cell table:style-name="Table1.A2" office:value-type="string">
            <text:p text:style-name="P19">g</text:p>
          </table:table-cell>
          <table:table-cell table:style-name="Table1.A2" office:value-type="string">
            <text:p text:style-name="P19">B5</text:p>
          </table:table-cell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19">g</text:p>
          </table:table-cell>
          <table:table-cell table:style-name="Table1.A2" office:value-type="string">
            <text:p text:style-name="P19">A7</text:p>
          </table:table-cell>
          <table:table-cell table:style-name="Table1.F2" office:value-type="string">
            <text:p text:style-name="P22">11</text:p>
          </table:table-cell>
        </table:table-row>
        <table:table-row>
          <table:table-cell table:style-name="Table1.A2" office:value-type="string">
            <text:p text:style-name="P19">DP</text:p>
          </table:table-cell>
          <table:table-cell table:style-name="Table1.A2" office:value-type="string">
            <text:p text:style-name="P19">B3</text:p>
          </table:table-cell>
          <table:table-cell table:style-name="Table1.A2" office:value-type="string">
            <text:p text:style-name="P20">4</text:p>
          </table:table-cell>
          <table:table-cell table:style-name="Table1.A2" office:value-type="string">
            <text:p text:style-name="P19">DP</text:p>
          </table:table-cell>
          <table:table-cell table:style-name="Table1.A2" office:value-type="string">
            <text:p text:style-name="P19">A5</text:p>
          </table:table-cell>
          <table:table-cell table:style-name="Table1.F2" office:value-type="string">
            <text:p text:style-name="P22">13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Reset</text:p>
          </table:table-cell>
          <table:table-cell table:style-name="Table1.A2" office:value-type="string">
            <text:p text:style-name="P20">B7</text:p>
          </table:table-cell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DI <text:s/>(SDA)</text:p>
          </table:table-cell>
          <table:table-cell table:style-name="Table1.A2" office:value-type="string">
            <text:p text:style-name="P20">A0</text:p>
          </table:table-cell>
          <table:table-cell table:style-name="Table1.A2" office:value-type="string">
            <text:p text:style-name="P20">20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USCK (SCL)</text:p>
          </table:table-cell>
          <table:table-cell table:style-name="Table1.A2" office:value-type="string">
            <text:p text:style-name="P21">A2</text:p>
          </table:table-cell>
          <table:table-cell table:style-name="Table1.A2" office:value-type="string">
            <text:p text:style-name="P21">18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DO</text:p>
          </table:table-cell>
          <table:table-cell table:style-name="Table1.A2" office:value-type="string">
            <text:p text:style-name="P20">A1</text:p>
          </table:table-cell>
          <table:table-cell table:style-name="Table1.A2" office:value-type="string">
            <text:p text:style-name="P20">19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>+5V</text:p>
          </table:table-cell>
          <table:table-cell table:style-name="Table1.A2" office:value-type="string">
            <text:p text:style-name="P21">5,1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1">0V</text:p>
          </table:table-cell>
          <table:table-cell table:style-name="Table1.A2" office:value-type="string">
            <text:p text:style-name="P21">6, 16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F2" office:value-type="string">
            <text:p text:style-name="P18"/>
          </table:table-cell>
        </table:table-row>
      </table:table>
      <text:p text:style-name="P9"/>
      <text:list xml:id="list205156711964119" text:continue-numbering="true" text:style-name="L1">
        <text:list-header>
          <text:p text:style-name="P24">IC display interconnections: Selected to minimise board space.</text:p>
        </text:list-header>
      </text:list>
      <text:p text:style-name="P10"><text:soft-page-break/>MUX interrupt</text:p>
      <text:p text:style-name="P11">timer_T0_sub_with_interrupt(T0_delay_<text:span text:style-name="T5">4</text:span>ms);} <text:s/><text:tab/></text:p>
      <text:p text:style-name="P25">8MHz Count from 0x7FFF to 0xFFFF <text:s/>(32768)</text:p>
      <text:p text:style-name="P14">takes 4.096mS and gives flicker free operation for a four digit display.</text:p>
      <text:p text:style-name="P14">Refresh rate 61 per second</text:p>
      <text:p text:style-name="P14"/>
      <text:p text:style-name="P32">The USI<text:tab/>This used timer 1 rather than timer 0.</text:p>
      <text:p text:style-name="P14"/>
      <text:p text:style-name="P14"/>
      <text:p text:style-name="P14"/>
      <text:p text:style-name="P29">Current per segment:</text:p>
      <text:p text:style-name="P29"/>
      <text:p text:style-name="P30">220R<text:tab/></text:p>
      <text:p text:style-name="P29">Digit high level: 4.58V</text:p>
      <text:p text:style-name="P29">Resistor drop 2.32V</text:p>
      <text:p text:style-name="P29">Segment driver low level 0.24</text:p>
      <text:p text:style-name="P29">Diode drop 2.02V</text:p>
      <text:p text:style-name="P30">Calculate 10.5mA</text:p>
      <text:p text:style-name="P30"/>
      <text:p text:style-name="P30">110R</text:p>
      <text:p text:style-name="P30">1.94V across resistor</text:p>
      <text:p text:style-name="P30">Current is <text:span text:style-name="T6">17mA gives negligible extra light</text:span></text:p>
      <text:p text:style-name="P30"/>
      <text:p text:style-name="P30"/>
      <text:p text:style-name="P30"><text:span text:style-name="T7">Google search on “</text:span>avr usi application notes”</text:p>
      <text:p text:style-name="P33">and get AVR310: Using the USI module as a TWI master</text:p>
      <text:p text:style-name="P33"/>
      <text:p text:style-name="P33">AVR312: Using the USI Module as a I2C slave</text:p>
      <text:p text:style-name="P31">10</text:p>
      <text:p text:style-name="P29"/>
      <text:p text:style-name="P13"/>
      <text:p text:style-name="P12"/>
      <text:p text:style-name="P4"/>
      <text:p text:style-name="P4"/>
      <text:p text:style-name="P5"/>
      <text:p text:style-name="P7"/>
      <text:p text:style-name="P6"/>
      <text:list xml:id="list205156228605137" text:continue-numbering="true" text:style-name="L1">
        <text:list-header>
          <text:p text:style-name="P34"/>
          <text:p text:style-name="P35"/>
        </text:list-header>
      </text:list>
      <text:p text:style-name="P6"/>
      <text:p text:style-name="P6"/>
      <text:p text:style-name="P6"/>
      <text:list xml:id="list205158348854801" text:continue-numbering="true" text:style-name="L1">
        <text:list-header>
          <text:p text:style-name="P26"/>
        </text:list-header>
      </text:list>
      <text:p text:style-name="P6"/>
      <text:p text:style-name="P6"/>
      <text:list xml:id="list205157399650168" text:continue-numbering="true" text:style-name="L1">
        <text:list-header>
          <text:p text:style-name="P26"/>
        </text:list-header>
      </text:list>
      <text:p text:style-name="P3"><text:soft-page-break/></text:p>
      <text:p text:style-name="P3"/>
      <text:p text:style-name="P2"/>
      <text:list xml:id="list205156220724632" text:continue-numbering="true" text:style-name="L1">
        <text:list-header>
          <text:p text:style-name="P27"/>
        </text:list-header>
      </text:list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0T11:08:59.308000000</meta:creation-date>
    <meta:generator>LibreOffice/6.2.8.2$Windows_X86_64 LibreOffice_project/f82ddfca21ebc1e222a662a32b25c0c9d20169ee</meta:generator>
    <dc:date>2020-11-05T20:51:55.936000000</dc:date>
    <meta:editing-duration>PT8H47M58S</meta:editing-duration>
    <meta:editing-cycles>30</meta:editing-cycles>
    <meta:document-statistic meta:table-count="1" meta:image-count="0" meta:object-count="0" meta:page-count="3" meta:paragraph-count="132" meta:word-count="349" meta:character-count="1604" meta:non-whitespace-character-count="1362"/>
  </office:meta>
</office:document-meta>
</file>